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3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March 3, 1892./</text:p>
      <text:p text:style-name="P2">Hon. Joseph Blumenthal:/</text:p>
      <text:p text:style-name="P2"><text:tab/>Much obliged for remittance. <text:s/>I suppose/ that in your report, mention will be made of Gershon Levi and/ Isaac Husic, as students under the auspices of our Seminary. <text:s/>Both/ youths are doing well in their religious and secular studies./ <text:s/>Later in the season, I will seek an opportunity for their being/ tried in the presence of our Board and the trustees. <text:s/>I am glad/ to state that I have just received a circular from the Phila. &amp;/ Reading R. R. granting me a ticket during the current year at a/ half rate. <text:s/>This will save our institution a little, at all events./ <text:s/>Dr. Steinbach tells me that we hold our own in our Branch, and/ that he can remit some money he has in hand, if necessary. <text:s/>Prob-/ably, we will have a meeting of the same Branch here on Sunday/ next. <text:s/>I asked Mr. Lederer to call Dr. Cohen's attention to the/ <text:soft-page-break/>importance of doing so, but I have not heard yet from either./</text:p>
      <text:p text:style-name="P2"><text:tab/>About the lecture, I will say, that I/ think I can prepare something, however brief, to be read to/ the attendants at the Seminary, one day next week. <text:s/>I confess/ that the evening would be better in order to draw an audience,/ but as my principal object is to instruct our charges, the/ afternoon might answer the purpose. <text:s/>The talk need not be an-/nounced long beforehand. <text:s/>A line in one of your city papers might/ suffice. <text:s/>Please let me know your views, for I shall devote/ this day to the preparation of the topic./</text:p>
      <text:p text:style-name="P2"><text:tab/>And now, let me say a few words about the/ contents of the letter, enclosed in your own, and which I/ return herewith. <text:s/>I realize the struggle which we will have/ to endeavor to carry out the idea underlying the institution,/ but I feel that if the first young man issuing from it were/ to accept a position in a "reform" Congregation, the future/ of the Seminary would be greatly imperilled[sic!]. <text:s/>The only one,/ whom we might venture to graduate--though prematurely--/ is Joseph Hertz. <text:s/>May we not hope that a conservative body/ of Israelites will engage his services? <text:s/>I earnestly wish it./ <text:s/>We would then be safe and have acted consistently. <text:s/>You might/ indirectly ascertain the complexion of the L. Con., and follow/ a course that prudence will surely suggest to you./</text:p>
      <text:p text:style-name="P2"><text:tab/>Dr. Jastrow tells me that he has received/ letters speaking in very laudatory terms of the Mr. Jaffe,/ whom Dr. Kohut praised in our presence. <text:s/>Evidently there is/ a strong pressure toward securing the services of a Hebrew/ scholar, residing in N. Y., and being qualified to direct the/ institution. <text:s/>It would certainly be exceedingly advantageous./ <text:s/>I said to the Dr. that I have never met the gentleman referred/ to, but I would endeavor to make his acquaintance. <text:s/>I wish,/ that, besides Hertz, we could anticipate early good results/ from others. <text:s/>I would consider that I have achieved some happy/ results, but when I was last in your city, my personal observa-/tion did not encourage that expectation./</text:p>
      <text:p text:style-name="P2"><text:tab/>Hoping to receive a few lines very soon,/</text:p>
      <text:p text:style-name="P2">I am,<text:tab/><text:tab/>Yours truly,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2:39:14.85</meta:creation-date>
    <meta:document-statistic meta:table-count="0" meta:image-count="0" meta:object-count="0" meta:page-count="3" meta:paragraph-count="72" meta:word-count="698" meta:character-count="4299"/>
    <dc:date>2011-12-01T12:57:20.34</dc:date>
    <dc:creator>Penn Libraries</dc:creator>
    <meta:editing-duration>PT00H02M54S</meta:editing-duration>
    <meta:editing-cycles>1</meta:editing-cycles>
    <meta:generator>OpenOffice.org/3.2$Win32 OpenOffice.org_project/320m12$Build-9483</meta:generator>
  </office:meta>
</office:document-meta>
</file>